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7076b" officeooo:paragraph-rsid="0017076b"/>
    </style:style>
    <style:style style:name="P4" style:family="paragraph" style:parent-style-name="Text_20_body">
      <style:text-properties style:font-name="Arial" fo:font-weight="normal" officeooo:rsid="0019cd9b" officeooo:paragraph-rsid="0019cd9b" style:font-weight-asian="normal" style:font-weight-complex="normal"/>
    </style:style>
    <style:style style:name="P5" style:family="paragraph" style:parent-style-name="Heading_20_2">
      <style:text-properties style:font-name="Arial" officeooo:rsid="0017076b" officeooo:paragraph-rsid="0017076b"/>
    </style:style>
    <style:style style:name="P6" style:family="paragraph" style:parent-style-name="Heading_20_2">
      <style:text-properties style:font-name="Arial" officeooo:rsid="00189807" officeooo:paragraph-rsid="00189807"/>
    </style:style>
    <style:style style:name="P7" style:family="paragraph" style:parent-style-name="Heading_20_3"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text-properties style:font-name="Arial" officeooo:rsid="0017076b" officeooo:paragraph-rsid="0017076b"/>
    </style:style>
    <style:style style:name="P9" style:family="paragraph" style:parent-style-name="Text_20_body" style:list-style-name="L1">
      <style:text-properties style:font-name="Arial" officeooo:rsid="0017076b" officeooo:paragraph-rsid="001ea909"/>
    </style:style>
    <style:style style:name="P10" style:family="paragraph" style:parent-style-name="Text_20_body" style:list-style-name="L2">
      <style:text-properties style:font-name="Arial" officeooo:rsid="00189807" officeooo:paragraph-rsid="00189807"/>
    </style:style>
    <style:style style:name="P11" style:family="paragraph" style:parent-style-name="Text_20_body" style:list-style-name="L2">
      <style:text-properties style:font-name="Arial" officeooo:rsid="0019cd9b" officeooo:paragraph-rsid="0019cd9b"/>
    </style:style>
    <style:style style:name="P12" style:family="paragraph" style:parent-style-name="Text_20_body" style:list-style-name="L2">
      <style:text-properties style:font-name="Arial" fo:font-weight="bold" officeooo:rsid="0019cd9b" officeooo:paragraph-rsid="0019cd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97b9" style:font-weight-asian="normal" style:font-weight-complex="normal"/>
    </style:style>
    <style:style style:name="T4" style:family="text">
      <style:text-properties officeooo:rsid="001b9213"/>
    </style:style>
    <style:style style:name="T5" style:family="text">
      <style:text-properties fo:font-size="18pt" officeooo:rsid="001ea909" style:font-name-asian="DejaVu Sans" style:font-size-asian="18pt" style:font-name-complex="FreeSans" style:font-size-complex="18pt"/>
    </style:style>
    <style:style style:name="T6" style:family="text">
      <style:text-properties officeooo:rsid="00209d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m Games – <text:span text:style-name="T5">Regras de Análise de Requisitos</text:span></text:p>
      <text:p text:style-name="P2"/>
      <text:h text:style-name="P5" text:outline-level="2">Definição de Termos</text:h>
      <text:list xml:id="list1160449991" text:style-name="L1">
        <text:list-item>
          <text:p text:style-name="P8">RF: requisitos funcionais</text:p>
        </text:list-item>
        <text:list-item>
          <text:p text:style-name="P8">RNF: requisitos não-funcionais</text:p>
        </text:list-item>
        <text:list-item>
          <text:p text:style-name="P9">RF&lt;nnn&gt;: requisito funcional de número &lt;nnn&gt;, padrão usado para rotulação dos requisitos funcionais.</text:p>
        </text:list-item>
        <text:list-item>
          <text:p text:style-name="P9">RNF&lt;nnn&gt;: requisito <text:span text:style-name="T6">não-</text:span>funcional de número &lt;nnn&gt;, padrão usado para rotulação dos requisitos não-funcionais.</text:p>
        </text:list-item>
      </text:list>
      <text:p text:style-name="P3"/>
      <text:h text:style-name="P6" text:outline-level="2">Regras da Especificação de requisitos</text:h>
      <text:list xml:id="list2520786228" text:style-name="L2">
        <text:list-item>
          <text:p text:style-name="P10"><text:span text:style-name="T1">Definir um requisito por vez</text:span>, ou seja, não agrupá-los com conectivos (“e” ou “mas” e etc…) em um requisito só.</text:p>
        </text:list-item>
        <text:list-item>
          <text:p text:style-name="P10"><text:span text:style-name="T1">Evite frases desnecessariamente grandes, </text:span><text:span text:style-name="T3">tentando sempre ficar em menos de 20 palavras</text:span>.</text:p>
        </text:list-item>
        <text:list-item>
          <text:p text:style-name="P10"><text:span text:style-name="T1">Seja objetivo</text:span>, definições interpretativas prejudicam o entendimento do projeto.</text:p>
        </text:list-item>
        <text:list-item>
          <text:p text:style-name="P10"><text:span text:style-name="T1">Utilize vocabulário fechado</text:span>, ou seja, já definido anteriormente e consistente.</text:p>
        </text:list-item>
        <text:list-item>
          <text:p text:style-name="P11"><text:span text:style-name="T1">Agrupar os requisitos</text:span> que dizem respeito ao mesmo ator/usuário para melhor entendimento.</text:p>
        </text:list-item>
        <text:list-item>
          <text:p text:style-name="P12">A especificação deve ser completa<text:span text:style-name="T2">, colher o máximo de informações sobre o que é pedido do sistema.</text:span></text:p>
        </text:list-item>
        <text:list-item>
          <text:p text:style-name="P12">Não seja ambíguo<text:span text:style-name="T2">, ao escrever um requisito, atente-se para que use a linguagem de maneira clara.</text:span></text:p>
        </text:list-item>
        <text:list-item>
          <text:p text:style-name="P12">Defina requisitos que possam ser verificáveis<text:span text:style-name="T2">, o produto final deve poder ser comparado com os requisitos, requisitos não-verificáveis abrem a possibilidade de conflitos por interpretações diferentes.</text:span></text:p>
        </text:list-item>
      </text:list>
      <text:p text:style-name="P4"/>
      <text:h text:style-name="P7" text:outline-level="3">É <text:span text:style-name="T4">importante, também, que os requisitos sejam revisados e complementados à medida que o projeto prossegue e mais informações são coletadas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09:09:33.128937532</meta:creation-date>
    <dc:date>2021-11-17T18:47:54.024103120</dc:date>
    <meta:editing-duration>PT23M15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02" meta:character-count="1352" meta:non-whitespace-character-count="1177"/>
  </office:meta>
</office:document-meta>
</file>